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244in" fo:break-before="auto" style:use-optimal-row-height="fals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4346in" fo:break-before="auto" style:use-optimal-row-height="true"/>
    </style:style>
    <style:style style:name="ro10" style:family="table-row">
      <style:table-row-properties style:row-height="0.2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able-cell-properties fo:background-color="#ccccff" fo:border="0.0071in solid #000000"/>
      <style:text-properties style:font-name="Verdana" fo:font-size="12pt"/>
    </style:style>
    <style:style style:name="ce14" style:family="table-cell" style:parent-style-name="Default">
      <style:text-properties style:font-name="Verdana" fo:font-size="12pt"/>
    </style:style>
    <style:style style:name="ce15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6" style:family="table-cell" style:parent-style-name="Default">
      <style:table-cell-properties fo:border="0.0071in solid #000000" style:vertical-align="top"/>
      <style:text-properties style:font-name="Verdana" fo:font-size="12pt"/>
    </style:style>
    <style:style style:name="ce17" style:family="table-cell" style:parent-style-name="Default">
      <style:table-cell-properties fo:background-color="#ccccff" fo:border="0.0071in solid #000000" style:vertical-align="top"/>
      <style:text-properties style:font-name="Verdana" fo:font-size="12pt"/>
    </style:style>
    <style:style style:name="ce18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9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20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21" style:family="table-cell" style:parent-style-name="Default">
      <style:text-properties fo:font-weight="bold"/>
    </style:style>
    <style:style style:name="ce22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3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5" style:family="table-cell" style:parent-style-name="Default">
      <style:text-properties style:font-name="Verdana" fo:font-size="12pt" fo:font-weight="bold"/>
    </style:style>
    <style:style style:name="ce2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Verdana" fo:font-size="12pt"/>
    </style:style>
    <style:style style:name="ce27" style:family="table-cell" style:parent-style-name="Default">
      <style:table-cell-properties fo:background-color="#cccc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8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29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0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Verdana" fo:font-size="12pt"/>
    </style:style>
    <style:style style:name="ce32" style:family="table-cell" style:parent-style-name="Default">
      <style:table-cell-properties fo:wrap-option="wrap" fo:border="0.0071in solid #000000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racked-changes>
        <table:insertion table:id="ct1" table:acceptance-state="accepted" table:type="row" table:position="401" table:table="0">
          <office:change-info>
            <dc:creator> </dc:creator>
            <dc:date>2007-09-13T06:24:56.53</dc:date>
          </office:change-info>
          <table:dependencies>
            <table:dependence table:id="ct15"/>
          </table:dependencies>
        </table:insertion>
        <table:deletion table:id="ct2" table:acceptance-state="accepted" table:type="row" table:position="400" table:table="0">
          <office:change-info>
            <dc:creator> </dc:creator>
            <dc:date>2007-09-13T06:24:56.53</dc:date>
          </office:change-info>
        </table:deletion>
        <table:insertion table:id="ct3" table:acceptance-state="accepted" table:type="row" table:position="398" table:table="0">
          <office:change-info>
            <dc:creator> </dc:creator>
            <dc:date>2007-09-13T06:24:56.53</dc:date>
          </office:change-info>
          <table:dependencies>
            <table:dependence table:id="ct13"/>
          </table:dependencies>
        </table:insertion>
        <table:deletion table:id="ct4" table:acceptance-state="accepted" table:type="row" table:position="395" table:table="0">
          <office:change-info>
            <dc:creator> </dc:creator>
            <dc:date>2007-09-13T06:24:56.53</dc:date>
          </office:change-info>
        </table:deletion>
        <table:insertion table:id="ct5" table:acceptance-state="accepted" table:type="row" table:position="391" table:table="0">
          <office:change-info>
            <dc:creator> </dc:creator>
            <dc:date>2007-09-13T06:24:56.53</dc:date>
          </office:change-info>
          <table:dependencies>
            <table:dependence table:id="ct11"/>
          </table:dependencies>
        </table:insertion>
        <table:deletion table:id="ct6" table:acceptance-state="accepted" table:type="row" table:position="390" table:table="0">
          <office:change-info>
            <dc:creator> </dc:creator>
            <dc:date>2007-09-13T06:24:56.53</dc:date>
          </office:change-info>
        </table:deletion>
        <table:insertion table:id="ct7" table:acceptance-state="accepted" table:type="row" table:position="388" table:table="0">
          <office:change-info>
            <dc:creator> </dc:creator>
            <dc:date>2007-09-13T06:24:56.53</dc:date>
          </office:change-info>
          <table:dependencies>
            <table:dependence table:id="ct9"/>
          </table:dependencies>
        </table:insertion>
        <table:cell-content-change table:id="ct8" table:acceptance-state="accepted">
          <table:cell-address table:column="1" table:row="387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1" table:row="388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1" table:row="390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1" table:row="391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" table:row="397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1" table:row="398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" table:row="400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1" table:row="401" table:table="0"/>
          <office:change-info>
            <dc:creator> </dc:creator>
            <dc:date>2007-09-13T06:24:56.53</dc:date>
          </office:change-info>
          <table:previous>
            <table:change-track-table-cell/>
          </table:previous>
        </table:cell-content-change>
      </table:tracked-changes>
      <table:table table:name="Source Distribution" table:style-name="ta1" table:print="false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ce14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28" office:value-type="date" office:date-value="2007-05-09" table:number-columns-spanned="2" table:number-rows-spanned="1">
            <text:p>05/09/07</text:p>
          </table:table-cell>
          <table:covered-table-cell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8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8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8" office:value-type="string" table:number-columns-spanned="2" table:number-rows-spanned="1">
            <text:p>Source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8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9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20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32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6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guththila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F</text:p>
            </table:table-cell>
            <table:table-cell table:style-name="ce19"/>
            <table:table-cell table:style-name="ce5" office:value-type="string">
              <text:p>WSFC-99</text:p>
            </table:table-cell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F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ss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libcur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9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 office:value-type="string">
              <text:p>Does not have any <text:s/>impact on executing the sample even if the server is up or down</text:p>
            </table:table-cell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6"/>
            <table:table-cell table:style-name="ce31"/>
            <table:covered-table-cell/>
            <table:table-cell table:number-columns-repeated="252"/>
          </table:table-row>
          <table:table-row table:style-name="ro9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30" office:value-type="string">
              <text:p>Does not have any <text:s/>impact on executing the sample even if the server is up or down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 office:value-type="string">
              <text:p>F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 office:value-type="string">
              <text:p>F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Apache</text:p>
          </table:table-cell>
          <table:covered-table-cell table:number-columns-repeated="3" table:style-name="ce25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7" office:value-type="string" table:number-columns-spanned="4" table:number-rows-spanned="1">
              <text:p>WSClient Samples</text:p>
            </table:table-cell>
            <table:covered-table-cell table:style-name="ce27"/>
            <table:covered-table-cell table:number-columns-repeated="2" table:style-name="ce13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IIS 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9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Using Proxy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ool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22" office:value-type="string">
              <text:p>P</text:p>
            </table:table-cell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3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11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9-13T11:55:20</dc:date>
    <meta:print-date>2006-12-19T10:17:40</meta:print-date>
    <dc:language>en-US</dc:language>
    <meta:editing-cycles>86</meta:editing-cycles>
    <meta:editing-duration>PT23H5M52S</meta:editing-duration>
    <meta:user-defined meta:name="Info 1"/>
    <meta:user-defined meta:name="Info 2"/>
    <meta:user-defined meta:name="Info 3"/>
    <meta:user-defined meta:name="Info 4"/>
    <meta:document-statistic meta:table-count="1" meta:cell-count="359"/>
  </office:meta>
</office:document-meta>
</file>